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ohit Bengali" svg:font-family="'Lohit Bengali'" style:font-pitch="variable"/>
    <style:font-face style:name="Loma" svg:font-family="Lom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oma"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ohit Bengali"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Ubuntu"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start" style:justify-single-word="false"/>
      <style:text-properties fo:font-style="normal" style:text-underline-style="none" style:font-style-asian="normal" style:font-style-complex="normal"/>
    </style:style>
    <style:style style:name="P8" style:family="paragraph" style:parent-style-name="Standard" style:list-style-name="L1">
      <style:paragraph-properties fo:text-align="start" style:justify-single-word="false"/>
    </style:style>
    <style:style style:name="P9" style:family="paragraph" style:parent-style-name="Standard" style:list-style-name="L3">
      <style:paragraph-properties fo:text-align="start" style:justify-single-word="false"/>
    </style:style>
    <style:style style:name="P10" style:family="paragraph" style:parent-style-name="Standard" style:list-style-name="L2">
      <style:paragraph-properties fo:text-align="start" style:justify-single-word="false"/>
      <style:text-properties fo:font-style="normal" style:font-style-asian="normal" style:font-style-complex="normal"/>
    </style:style>
    <style:style style:name="P11" style:family="paragraph">
      <style:paragraph-properties fo:text-align="center"/>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dentificación Clases de Análisis</text:p>
      <text:p text:style-name="P1">Caso de uso CU0002 – Administrar Muro</text:p>
      <text:p text:style-name="P1"><draw:ellipse text:anchor-type="paragraph" draw:z-index="0" draw:style-name="gr1" draw:text-style-name="P11" svg:width="0.927cm" svg:height="0.768cm" svg:x="5.364cm" svg:y="0.714cm"><text:p/></draw:ellipse><draw:line text:anchor-type="paragraph" draw:z-index="2" draw:style-name="gr1" draw:text-style-name="P11" svg:x1="4.544cm" svg:y1="0.794cm" svg:x2="4.544cm" svg:y2="1.588cm"><text:p/></draw:line></text:p>
      <text:p text:style-name="P3"><draw:line text:anchor-type="paragraph" draw:z-index="1" draw:style-name="gr1" draw:text-style-name="P11" svg:x1="5.364cm" svg:y1="0.189cm" svg:x2="4.544cm" svg:y2="0.189cm"><text:p/></draw:line>Clase Interfaz <text:s text:c="4"/></text:p>
      <text:p text:style-name="P3"/>
      <text:p text:style-name="P3"/>
      <text:list xml:id="list1561759376" text:style-name="L1">
        <text:list-item>
          <text:p text:style-name="P8">Mostrar Muro:</text:p>
          <text:p text:style-name="P8">Mostrar mensajes escritos en el muro, dando las opciones de eliminar los comentarios que esten en el muro del usuario logeado. Tambien se debe mostrar la informacion personal del dueño del muro, como su nombre, acceso a fotos, etc Para lograr esto debe acceder a la clase de control Muro quien le dara la informacion necesaria.</text:p>
        </text:list-item>
        <text:list-item>
          <text:p text:style-name="P8">Administrar Permisos.</text:p>
          <text:p text:style-name="P8">Cada comentario debera tener la opcion de administrar los permisos. Para realizar esto utiliza la clase “Administracion de Permisos”</text:p>
        </text:list-item>
      </text:list>
      <text:p text:style-name="P4"><text:tab/></text:p>
      <text:p text:style-name="P4"/>
      <text:p text:style-name="P4"><draw:line text:anchor-type="paragraph" draw:z-index="4" draw:style-name="gr1" draw:text-style-name="P11" svg:x1="6.449cm" svg:y1="0.405cm" svg:x2="6.158cm" svg:y2="0.59cm"><text:p/></draw:line></text:p>
      <text:p text:style-name="P4"><draw:ellipse text:anchor-type="paragraph" draw:z-index="3" draw:style-name="gr1" draw:text-style-name="P11" svg:width="0.927cm" svg:height="0.874cm" svg:x="5.946cm" svg:y="0.104cm"><text:p/></draw:ellipse><draw:line text:anchor-type="paragraph" draw:z-index="5" draw:style-name="gr1" draw:text-style-name="P11" svg:x1="6.158cm" svg:y1="0.105cm" svg:x2="6.528cm" svg:y2="0.29cm"><text:p/></draw:line></text:p>
      <text:p text:style-name="P3">Clase Control </text:p>
      <text:p text:style-name="P3"/>
      <text:p text:style-name="P3"/>
      <text:list xml:id="list636023181" text:style-name="L2">
        <text:list-item>
          <text:p text:style-name="P10">GenerarMuro:</text:p>
        </text:list-item>
      </text:list>
      <text:p text:style-name="P6"><text:tab/><text:tab/>Se le solicita la informacion del muro y es la encargada de buscar la misma en las tablas de la base de datos. </text:p>
      <text:p text:style-name="P7"/>
      <text:p text:style-name="P5"/>
      <text:p text:style-name="P3"><draw:ellipse text:anchor-type="paragraph" draw:z-index="6" draw:style-name="gr1" draw:text-style-name="P11" svg:width="0.927cm" svg:height="0.874cm" svg:x="5.973cm" svg:y="0.014cm"><text:p/></draw:ellipse>Clase Entidad<text:tab/></text:p>
      <text:p text:style-name="P3"><draw:line text:anchor-type="paragraph" draw:z-index="7" draw:style-name="gr1" draw:text-style-name="P11" svg:x1="5.734cm" svg:y1="0.374cm" svg:x2="7.269cm" svg:y2="0.4cm"><text:p/></draw:line></text:p>
      <text:list xml:id="list1619692408" text:style-name="L3">
        <text:list-item>
          <text:p text:style-name="P9">Usuario:</text:p>
          <text:p text:style-name="P9">Brinda la informacion necesario a Muro.</text:p>
        </text:list-item>
        <text:list-item>
          <text:p text:style-name="P9">Comentario:</text:p>
          <text:p text:style-name="P9">Comentarios realizados en el muro del usu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ohit Bengali" svg:font-family="'Lohit Bengali'" style:font-pitch="variable"/>
    <style:font-face style:name="Loma" svg:font-family="Lom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 </meta:initial-creator>
    <meta:creation-date>2011-06-01T10:46:44</meta:creation-date>
    <dc:date>2011-06-06T00:49:45</dc:date>
    <meta:editing-duration>PT2H19M41S</meta:editing-duration>
    <meta:editing-cycles>9</meta:editing-cycles>
    <meta:generator>LibreOffice/3.3$Unix LibreOffice_project/330m19$Build-202</meta:generator>
    <meta:document-statistic meta:table-count="0" meta:image-count="0" meta:object-count="0" meta:page-count="1" meta:paragraph-count="16" meta:word-count="141" meta:character-count="850"/>
  </office:meta>
</office:document-meta>
</file>